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13_2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My dear sir/</text:p>
      <text:p text:style-name="P5">The veneration which I entertained for your mother (of blessed memory) and/ the filial affection which you ever evinced, prompt me to condole with you/ for the loss you have sustained. <text:s/>But although that sad <text:span text:style-name="T2">bereavement</text:span> event must naturally/ be felt more keenly by the nearest relatives of the deceased than by others that are not/ connected by the ties of consanguinity, yet it evidently has cast a gloom over the whole/ congregation. <text:s/>The rare virtues which adorned your sainted mother, had, as you are fully/ aware, endeared her to every heart. <text:s/>Even persons that might have differed from her/ touching some religious practices, could not but admire and respect her unassuming/ piety. <text:s/>And that amiability of temper, that exquisite sense of charity which she/ exhibited at all times and under all circumstances, worked so beneficially on almost/ every one who engaged her friendship, that they will long lament her death./</text:p>
      <text:p text:style-name="P5">But I less than all can forget one, whose character I admired and who had repeatedly/ given me tokens of motherly attachment. <text:s/>I look in vain for one that can replace/ her, for I sincerely declare that I do not know any that can equal her. <text:s/>Still it is/ to me some gratification to know, that my attention towards that dear friend of mine,/ was consolatory to her. <text:s/>The prayers which I recited for her, and my replies to her <text:soft-page-break/>eager/ questions, were the means of tranquillizing her mind; for, I cannot deny to you that/ that pure soul which feared even the <text:span text:style-name="T3">shadow</text:span><text:span text:style-name="T4"> of sin, accused herself for the dereliction/ of some of her offspring; and was disquieted by the thought that the Sovereign Judge of/ human actions would visit upon her the errors they committed. <text:s/>I endeavored to persuade/ her that on that score she was clear from guilt, and I hope successfully, for subsequently/ to that, we could perceive from the motions of her lips, when she was unable to give utterance/ to her feelings, that she communed with her God, and besought this pardon for those/ that have erred, and for his continual protection to those of her children that kept the/ path of Judaism. <text:s/>May the Father of all have granted her petition, and may He/ afford heavenly consolation to those that mourn for the loss of one so righteous./</text:span></text:p>
      <text:p text:style-name="P5"><text:span text:style-name="T4">I shall rejoice to learn that you are well, and remember with a kindly thought/ yours trul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5:46:47.46</meta:creation-date>
    <meta:document-statistic meta:table-count="0" meta:image-count="0" meta:object-count="0" meta:page-count="3" meta:paragraph-count="64" meta:word-count="559" meta:character-count="3548"/>
    <dc:date>2012-01-19T15:55:40.39</dc:date>
    <dc:creator>Penn Libraries</dc:creator>
    <meta:editing-duration>PT00H08M53S</meta:editing-duration>
    <meta:editing-cycles>1</meta:editing-cycles>
    <meta:generator>OpenOffice.org/3.2$Win32 OpenOffice.org_project/320m12$Build-9483</meta:generator>
  </office:meta>
</office:document-meta>
</file>